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rsid="000f08c1" officeooo:paragraph-rsid="000f08c1"/>
    </style:style>
    <style:style style:name="P3" style:family="paragraph" style:parent-style-name="Standard">
      <style:text-properties officeooo:paragraph-rsid="000f08c1"/>
    </style:style>
    <style:style style:name="P4" style:family="paragraph" style:parent-style-name="Standard">
      <style:text-properties style:font-name="Times New Roman" fo:font-size="12pt" style:font-size-asian="12pt" style:font-size-complex="12pt"/>
    </style:style>
    <style:style style:name="P5" style:family="paragraph" style:parent-style-name="Standard">
      <style:text-properties style:font-name="Times New Roman" fo:font-size="12pt" officeooo:paragraph-rsid="0021fd8d" style:font-size-asian="12pt" style:font-size-complex="12pt"/>
    </style:style>
    <style:style style:name="P6" style:family="paragraph" style:parent-style-name="Standard">
      <style:text-properties style:font-name="Times New Roman" fo:font-size="12pt" officeooo:paragraph-rsid="000c0fd8" style:font-size-asian="12pt" style:font-size-complex="12pt"/>
    </style:style>
    <style:style style:name="P7" style:family="paragraph" style:parent-style-name="Standard">
      <style:text-properties style:font-name="Times New Roman" fo:font-size="12pt" officeooo:paragraph-rsid="000f08c1" style:font-size-asian="12pt" style:font-size-complex="12pt"/>
    </style:style>
    <style:style style:name="P8" style:family="paragraph" style:parent-style-name="Standard">
      <style:text-properties style:font-name="Times New Roman" fo:font-size="12pt" officeooo:paragraph-rsid="0024104c" style:font-size-asian="12pt" style:font-size-complex="12pt"/>
    </style:style>
    <style:style style:name="P9" style:family="paragraph" style:parent-style-name="Standard">
      <style:text-properties style:font-name="Times New Roman" fo:font-size="12pt" fo:font-weight="normal" officeooo:paragraph-rsid="0021fd8d" style:font-size-asian="12pt" style:font-weight-asian="normal" style:font-size-complex="12pt" style:font-weight-complex="normal"/>
    </style:style>
    <style:style style:name="P10" style:family="paragraph" style:parent-style-name="Standard">
      <style:text-properties style:font-name="Times New Roman" fo:font-size="20pt" fo:font-weight="bold" officeooo:paragraph-rsid="0021fd8d" style:font-size-asian="20pt" style:font-weight-asian="bold" style:font-size-complex="20pt" style:font-weight-complex="bold"/>
    </style:style>
    <style:style style:name="P11" style:family="paragraph" style:parent-style-name="Standard">
      <style:text-properties style:font-name="Times New Roman" fo:font-size="20pt" fo:font-weight="bold" officeooo:paragraph-rsid="002285cf" style:font-size-asian="20pt" style:font-weight-asian="bold" style:font-size-complex="20pt" style:font-weight-complex="bold"/>
    </style:style>
    <style:style style:name="P12" style:family="paragraph" style:parent-style-name="Standard">
      <style:text-properties style:font-name="Times New Roman" fo:font-size="20pt" officeooo:paragraph-rsid="0021fd8d" style:font-size-asian="20pt" style:font-size-complex="20pt"/>
    </style:style>
    <style:style style:name="P13" style:family="paragraph" style:parent-style-name="Standard">
      <style:text-properties style:font-name="Times New Roman" fo:font-size="20pt" fo:font-weight="normal" officeooo:paragraph-rsid="0021fd8d" style:font-size-asian="20pt" style:font-weight-asian="normal" style:font-size-complex="20pt" style:font-weight-complex="normal"/>
    </style:style>
    <style:style style:name="P14" style:family="paragraph" style:parent-style-name="Standard">
      <style:text-properties style:font-name="Times New Roman" fo:font-size="20pt" fo:font-weight="normal" officeooo:paragraph-rsid="002285cf" style:font-size-asian="20pt" style:font-weight-asian="normal" style:font-size-complex="20pt" style:font-weight-complex="normal"/>
    </style:style>
    <style:style style:name="P15" style:family="paragraph" style:parent-style-name="Standard">
      <style:paragraph-properties style:writing-mode="lr-tb"/>
      <style:text-properties style:font-name="Times New Roman" fo:font-size="12pt" style:font-size-asian="12pt" style:font-size-complex="12pt"/>
    </style:style>
    <style:style style:name="P16" style:family="paragraph" style:parent-style-name="Standard">
      <style:paragraph-properties style:writing-mode="lr-tb"/>
      <style:text-properties style:font-name="Times New Roman" fo:font-size="12pt" officeooo:paragraph-rsid="00121c19" style:font-size-asian="12pt" style:font-size-complex="12pt"/>
    </style:style>
    <style:style style:name="P17" style:family="paragraph" style:parent-style-name="Standard">
      <style:paragraph-properties style:writing-mode="lr-tb"/>
      <style:text-properties style:font-name="Times New Roman" fo:font-size="12pt" officeooo:paragraph-rsid="001f4034" style:font-size-asian="12pt" style:font-size-complex="12pt"/>
    </style:style>
    <style:style style:name="T1" style:family="text">
      <style:text-properties officeooo:rsid="000bfb74"/>
    </style:style>
    <style:style style:name="T2" style:family="text">
      <style:text-properties officeooo:rsid="000c0fd8"/>
    </style:style>
    <style:style style:name="T3" style:family="text">
      <style:text-properties fo:font-weight="bold" style:font-weight-asian="bold" style:font-weight-complex="bold"/>
    </style:style>
    <style:style style:name="T4" style:family="text">
      <style:text-properties fo:font-weight="bold" officeooo:rsid="002285cf" style:font-weight-asian="bold" style:font-weight-complex="bold"/>
    </style:style>
    <style:style style:name="T5" style:family="text">
      <style:text-properties fo:font-weight="bold" officeooo:rsid="000e269c" style:font-weight-asian="bold" style:font-weight-complex="bold"/>
    </style:style>
    <style:style style:name="T6" style:family="text">
      <style:text-properties officeooo:rsid="000e269c"/>
    </style:style>
    <style:style style:name="T7" style:family="text">
      <style:text-properties officeooo:rsid="000f08c1"/>
    </style:style>
    <style:style style:name="T8" style:family="text">
      <style:text-properties officeooo:rsid="001b37c0"/>
    </style:style>
    <style:style style:name="T9" style:family="text">
      <style:text-properties officeooo:rsid="001f4034"/>
    </style:style>
    <style:style style:name="T10" style:family="text">
      <style:text-properties officeooo:rsid="002285cf"/>
    </style:style>
    <style:style style:name="T11" style:family="text">
      <style:text-properties fo:font-size="22pt" style:font-size-asian="22pt" style:font-size-complex="22pt"/>
    </style:style>
    <style:style style:name="T12" style:family="text">
      <style:text-properties fo:font-size="22pt" officeooo:rsid="0021fd8d" style:font-size-asian="22pt" style:font-size-complex="22pt"/>
    </style:style>
    <style:style style:name="T13" style:family="text">
      <style:text-properties fo:font-size="22pt" fo:font-weight="bold" officeooo:rsid="0021fd8d" style:font-size-asian="22pt" style:font-weight-asian="bold" style:font-size-complex="22pt" style:font-weight-complex="bold"/>
    </style:style>
    <style:style style:name="T14" style:family="text">
      <style:text-properties fo:font-size="20pt" style:font-size-asian="20pt" style:font-size-complex="20pt"/>
    </style:style>
    <style:style style:name="T15" style:family="text">
      <style:text-properties fo:font-size="20pt" officeooo:rsid="0028c7c0" style:font-size-asian="20pt" style:font-size-complex="20pt"/>
    </style:style>
    <style:style style:name="T16"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 text:c="28"/><text:span text:style-name="T16"><text:s text:c="4"/>FAETERJ Petrópolis</text:span></text:p>
      <text:p text:style-name="P5"/>
      <text:p text:style-name="P5"/>
      <text:p text:style-name="P5"><text:s text:c="2"/></text:p>
      <text:p text:style-name="P5"/>
      <text:p text:style-name="P5"/>
      <text:p text:style-name="P5"/>
      <text:p text:style-name="P5"><text:s text:c="2"/></text:p>
      <text:p text:style-name="P8"><text:s text:c="37"/><text:span text:style-name="T11"><text:s text:c="2"/></text:span></text:p>
      <text:p text:style-name="P8"><text:span text:style-name="T12"/></text:p>
      <text:p text:style-name="P8"><text:span text:style-name="T12"><text:s/></text:span></text:p>
      <text:p text:style-name="P8"><text:span text:style-name="T12"><text:s text:c="19"/></text:span><text:span text:style-name="T13">Bárbara Hansen de Vasconcelos</text:span></text:p>
      <text:p text:style-name="P5"><text:span text:style-name="T12"/></text:p>
      <text:p text:style-name="P5"><text:span text:style-name="T12"/></text:p>
      <text:p text:style-name="P5"><text:span text:style-name="T12"/></text:p>
      <text:p text:style-name="P5"><text:span text:style-name="T12"/></text:p>
      <text:p text:style-name="P9"><text:span text:style-name="T12"/></text:p>
      <text:p text:style-name="P13"><text:s text:c="40"/>Fichamento </text:p>
      <text:p text:style-name="P11"><text:s text:c="29"/><text:span text:style-name="T16"><text:s text:c="7"/>Ricardo Antunes</text:span></text:p>
      <text:p text:style-name="P14"><text:s text:c="16"/><text:span text:style-name="T10">U</text:span>berizaç<text:span text:style-name="T10">ã</text:span>o, Trabalho <text:span text:style-name="T10">Digital</text:span> <text:span text:style-name="T10">I</text:span>nd<text:span text:style-name="T10">ú</text:span>stri<text:span text:style-name="T10">a 4.0 </text:span></text:p>
      <text:p text:style-name="P13"/>
      <text:p text:style-name="P5"/>
      <text:p text:style-name="P5"/>
      <text:p text:style-name="P5"/>
      <text:p text:style-name="P5"/>
      <text:p text:style-name="P5"/>
      <text:p text:style-name="P5"/>
      <text:p text:style-name="P5"/>
      <text:p text:style-name="P5"/>
      <text:p text:style-name="P5"/>
      <text:p text:style-name="P5"/>
      <text:p text:style-name="P5"/>
      <text:p text:style-name="P8"><text:span text:style-name="T14"><text:s text:c="34"/></text:span></text:p>
      <text:p text:style-name="P8"><text:span text:style-name="T14"><text:s text:c="37"/>Petrópolis,</text:span><text:span text:style-name="T15">RJ</text:span></text:p>
      <text:p text:style-name="P12"><text:s text:c="44"/>2023 </text:p>
      <text:p text:style-name="P4"/>
      <text:p text:style-name="P4"/>
      <text:p text:style-name="P4"/>
      <text:p text:style-name="P4"><text:soft-page-break/>“(…<text:span text:style-name="T1">) </text:span>nas últimas décadas, as empresas "liofilizadas e flexíveis", impulsionadas pela expansão informacional-digital e sob comando dos capitais, em particular o financeiro, vêm impondo sua trípode destrutiva sobre o trabalho.” <text:span text:style-name="T4">(p.1)</text:span></text:p>
      <text:p text:style-name="P4">“A terceirização, a informalidade e a flexibilidade se tornaram, então, partes inseparáveis do léxico e da pragmática da empresa corporativa global'. E, com elas, a intermitência vem se tornando um dos elementos mais corrosivos da proteção do trabalho, que foi resultado de lutas históricas e seculares da classe trabalhadora em tantas partes do mundo.” <text:span text:style-name="T4">(p.1)</text:span></text:p>
      <text:p text:style-name="P6">“(…<text:span text:style-name="T2">) n</text:span>a Uber: trabalhadores e trabalhadoras com seus automóveis arcam com as despesas de seguros, gastos de manutenção de seus carros, alimentação, limpeza etc., enquanto o "aplicativo" se apropria do mais-valor gerado pelo sobretrabalho dos motoristas, sem nenhuma regulação social</text:p>
      <text:p text:style-name="P6">do trabalho.” <text:span text:style-name="T4">(p.12)</text:span></text:p>
      <text:p text:style-name="P4"><text:span text:style-name="T3">“</text:span>A principal diferença entre o zero hour contract e o sistema Uber que, neste último, os/as motoristas, ao recusarem as solicitações, correm o risco de serem demitidos.” <text:span text:style-name="T4">(p.12)</text:span></text:p>
      <text:p text:style-name="P4"><text:span text:style-name="T3">“</text:span>A tentativa de greve mundial dos motoristas da Uber em maio de 2019 demonstrou que aquilo que parecia o paraíso do trabalho precarizado começou a desvanecer, de modo que os caminhos da confrontação tendem a se ampliar nos próximos anos. É importante acentuar também que essas tendências em curso, implementadas por corporações globais nesta era agudamente destrutiva do capital, não encontram precedente em nenhuma fase recente do capitalismo pós-Segunda Guerra.” <text:s/><text:span text:style-name="T4">(p.13)</text:span></text:p>
      <text:p text:style-name="P4">“Ao contrário do que ditava a equivocada "previsão" do fim do trabalho, da classe trabalhadora e da vigência da teoria do valor, o que temos, de fato, é uma ampliação do trabalho precário, que atinge (ainda que de modo diferenciado) desde os trabalhadores e trabalhadoras da indústria de software até os de call-center e telemarketing-o infoproletariado ou cibertariado-, alcançando de modo progressivo os setores industriais, da agroindústria, dos bancos, do comércio, do fast-food, do turismo e hotelaria etc., (…<text:span text:style-name="T6">)” </text:span><text:span text:style-name="T5">(p.13)</text:span></text:p>
      <text:p text:style-name="P4">“Tal cenário crítico se acentuará com a expansão da chamada Indústria 4.0. Essa proposta nasceu na Alemanha, em 2011, concebida para gerar um novo e profundo salto tecnológico no mundo produtivo (em sentido amplo), estruturado a partir das novas tecnologias da informação e comunicação (TIC), que se desenvolvem de modo célere.” <text:span text:style-name="T4">(p.13)</text:span></text:p>
      <text:p text:style-name="P4">“A principal consequência da Indústria 4.0 para o mundo do trabalho será a ampliação do trabalho morto, para recordar Marx, tendo o maquinário digital “internet das coisas”, a inteligência artificial, a impressora 3D, o big data etc.” <text:span text:style-name="T4">(p.14)</text:span></text:p>
      <text:p text:style-name="P7"><text:span text:style-name="T7">“</text:span>É certo que uma parcela de "novos trabalhos" será criada entre aqueles com mais "aptidões", mais "inteligência", mais "capacitações" (para recordar o ideário empresarial), amplificando o caráter de segregação societal existente.” <text:span text:style-name="T4">(p.15)</text:span></text:p>
      <text:p text:style-name="P7"><text:span text:style-name="T7">“</text:span>Sem tergiversações: com a Indústria 4.0 teremos uma nova fase da hegemonia informacional-digital, sob comando do capital financeiro, na qual celulares, tablets, smartphones e assemelhados cada vez mais se converterão em importantes instrumentos de controle, supervisão e comando nesta nova etapa da ciberindústria do século XXI.” <text:span text:style-name="T4">(p.15)</text:span></text:p>
      <text:p text:style-name="P7">“o véu ideológico para obliterar um mundo incapaz de oferecer vida digna para a humanidade. Isso ocorre porque, ao tentar sobreviver, o "empreendedor" se imagina como proprietário de si mesmo, um quase-burgués, mas frequentemente se converte em um proletário de si próprio, que autoexplora seu trabalho.” <text:span text:style-name="T4">(p.16)</text:span></text:p>
      <text:p text:style-name="P7">“Um dos primeiros desafios dos sindicatos e dos movimentos sociais de classe é compreender a nova morfologia do trabalho, com sua maior complexificação e fragmentação: uma classe trabalhadora que se reduz em vários segmentos e se amplia em outros simultaneamente; que é muito mais segmentada, heterogênea.” <text:span text:style-name="T4">(p.17)</text:span></text:p>
      <text:p text:style-name="P7">“Outro exemplo dessa nova realidade presente no mundo do trabalho encontramos na cidade de São Paulo, onde vem se organizando o movimento Infoproletários, que assim se apresenta:</text:p>
      <text:p text:style-name="P16">Somos um movimento social composto por trabalhadores e trabalhadoras da área</text:p>
      <text:p text:style-name="P15">de informática reunidos com o objetivo de denunciar e combater a exploração e</text:p>
      <text:p text:style-name="P15">os abusos que sofremos em nossa categoria e no conjunto da classe trabalhadora.” <text:span text:style-name="T4">(p.17)</text:span></text:p>
      <text:p text:style-name="P7"><text:soft-page-break/>“E acrescentam:</text:p>
      <text:p text:style-name="P15">São muitas as promessas que os patrões e a mídia nos fizeram sobre o mundo do trabalho, sobretudo em nossa área. "Bem-vindos à sociedade da informação", nos disseram. E, como num conto de fadas, todos seríamos iguais, livres e fraternos, teríamos autonomia e liberdade de criação; não haveria mais distinção entre patrões e empregados, todos seriam "donos do negócio". A realidade, no entanto, é bem diferente." <text:span text:style-name="T4">(p.18)</text:span></text:p>
      <text:p text:style-name="P15">Transparece, desde logo, seu traço de proletarização e precarização:” <text:span text:style-name="T4">(p.18)</text:span></text:p>
      <text:p text:style-name="P7">“Enfrentamos baixos salários. Enfrentamos longas jornadas, assédio moral e sexual. Na hora do batente, todo o encanto se acaba e reina a exploração. É claro, não poderia ser de outra forma. Não vivemos em uma sociedade da informação. Vivemos em uma sociedade da exploração. Por isso não devemos esperar nada dos patrões e dos empresários. A eles não interessa nada senão o lucro.” <text:span text:style-name="T4">(p.18)</text:span></text:p>
      <text:p text:style-name="P7">“Vimos que o mundo principiou, neste ano de 2020, de modo diferente. Se não bastasse a recessão econômica global e em curso acentuado no Brasil, já visualizávamos sinais de expressivo aumento dos índices de informalidade, precarização e desemprego, quer pela proliferação de uma miriade de trabalhos intermitentes, ocasionais, flexíveis etc., quer pelas formas abertas e ocultas de desemprego, subocupação e suburilização, todos contribuindo para a ampliação dos níveis já abissais de desigualdade e miserabilidade social.”<text:span text:style-name="T3"> </text:span><text:span text:style-name="T4">(p.19)</text:span></text:p>
      <text:p text:style-name="P7">“Mas a pandemia parece ter comprometido essa nomenclatura: "colaboradores" estão sendo demitidos aos milhares e os "parceiros" podem "optar" entre reduzir os salários ou conhecer o desemprego. É bom recordar que, mesmo antes da pandemia, a realidade do labor já vinha expressando, conforme indicamos anteriormente, um inteiramente outro: pejotização, trabalho intermitente, infoproletariado, cibertariado, professor delivery, frilas fixos, precári@s inflexíveis etc., terminologia essa que florescia no próprio universo laborativo.” <text:span text:style-name="T4">(p.19)</text:span></text:p>
      <text:p text:style-name="P7">“Nossa primeira hipótese é que a principal forma experimental se encontra no trabalho uberizado ou naquele vigente nas plataformas digitais. Utilizando se cada vez mais da informalidade, flexibilidade e precarização, traços q<text:span text:style-name="T8">ue</text:span> particularizam o capitalismo no Sul (mas que se expandem também no Nome coube as grandes plataformas digitais e aplicativos como Amazon (e Ama Mechanical Turk), Uber (e Uber Eats), Google, Facebook, Airbnb, Cabify 99, Lyft, iFood, Glovo, Loggi, Deliveroo, Rappi etc. dar um grande salto pela adição das tecnologias informacionais.” <text:span text:style-name="T4">(p.20)</text:span></text:p>
      <text:p text:style-name="P7">“Podemos indicar, como expressão do que estamos argumentando, as jornadas diárias frequentemente superiores a oito, dez, doze, catorze horas; remuneração salarial rebaixada, em contraposição ao aumento e intensificação do trabalho (traço que vem se agudizando na pandemia); crescimento de um contingente sem acesso a qualquer direito social e do trabalho; entre tantos outros elementos que remetem aos inícios do capitalismo, à sua fase de acumulação primitiva.” <text:span text:style-name="T4">(p.21)</text:span></text:p>
      <text:p text:style-name="P7">“Outro exemplo emblemático encontramos no ensino à distância (EAD).1 prática que se intensificou durante a pandemia (tanto no ensino privado quanto no público), especialmente nas faculdades privadas, com o objetivo de reduzir custos aumentar os lucros.” <text:span text:style-name="T4">(p.21)</text:span></text:p>
      <text:p text:style-name="P7">“Com a expansão global da chamada Indústria 4.0, em curso ainda mais acentuado durante a pandemia, se não forem criadas barreiras e confrontações sociais fortes, teremos uma ampliação exponencial de trabalho morto, por meio do crescimento do maquinário informacional-digital. Tais alterações trarão, além da redução quantitativa do trabalho vivo, profundas transformações qualitativas, uma vez que o trabalho morto, ao ampliar seu domínio sobre o trabalho vivo,</text:p>
      <text:p text:style-name="P17">aprofundará ainda mais a subsunção real do trabalho ao capital, <text:span text:style-name="T9">(…) </text:span>” <text:span text:style-name="T4">(p.22)</text:span></text:p>
      <text:p text:style-name="P7">“Entretanto, é importante destacar, como já pude indicar anteriormente, que a nova morfologia do trabalho possibilita também o florescimento de uma no morfologia das lutas sociais, de auto-organização e de novas formas de represe<text:span text:style-name="T9">n</text:span>tação. O "Breque dos Apps", como sugestivamente foram denominadas as dua<text:span text:style-name="T9">s </text:span>primeiras greves dos trabalhadores e trabalhadoras de aplicativos no Brasil, em julho de 2020, sinaliza o início de uma nova fase de lutas sociais desencadeada</text:p>
      <text:p text:style-name="P17">pelo novo proletariado de serviços da era digital.” <text:span text:style-name="T4">(p.22)</text:span></text:p>
      <text:p text:style-name="P3"><text:soft-page-break/></text:p>
      <text:p text:style-name="P2"/>
      <text:p text:style-name="Standard"/>
      <text:p text:style-name="P1"/>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5-31T07:16:32.026000000</meta:creation-date>
    <meta:generator>Trio_Office/6.2.8.2$Windows_x86 LibreOffice_project/</meta:generator>
    <dc:date>2023-05-31T11:37:30.514000000</dc:date>
    <meta:editing-duration>PT4H20M47S</meta:editing-duration>
    <meta:editing-cycles>25</meta:editing-cycles>
    <meta:document-statistic meta:table-count="0" meta:image-count="0" meta:object-count="0" meta:page-count="4" meta:paragraph-count="42" meta:word-count="1284" meta:character-count="9010" meta:non-whitespace-character-count="7457"/>
  </office:meta>
</office:document-meta>
</file>